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48000000288A2D19739A2EC506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875cm, 4.202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33.867cm" svg:height="19.05cm" svg:x="0cm" svg:y="0cm">
          <draw:image xlink:href="Pictures/100000000000048000000288A2D19739A2EC50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7">4/7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7">4/7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fgafv</dc:title>
    <meta:initial-creator>Samuel Fellwock</meta:initial-creator>
    <meta:editing-cycles>4</meta:editing-cycles>
    <meta:creation-date>2020-01-27T01:12:02</meta:creation-date>
    <dc:date>2020-04-07T16:18:54.326362900</dc:date>
    <meta:editing-duration>PT9M23S</meta:editing-duration>
    <meta:generator>LibreOffice/6.1.5.2$Linux_ARM_EABI LibreOffice_project/10$Build-2</meta:generator>
    <meta:document-statistic meta:object-count="3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